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293de" officeooo:paragraph-rsid="001a1db4" style:font-size-asian="13pt" style:font-weight-asian="normal" style:font-size-complex="13pt" style:font-weight-complex="normal"/>
    </style:style>
    <style:style style:name="P2" style:family="paragraph" style:parent-style-name="Preformatted_20_Text">
      <style:text-properties style:font-name="Liberation Serif" fo:font-size="24pt" officeooo:rsid="001a1db4" officeooo:paragraph-rsid="001a1db4" style:font-size-asian="21pt" style:font-size-complex="24pt"/>
    </style:style>
    <style:style style:name="P3" style:family="paragraph" style:parent-style-name="Preformatted_20_Text">
      <style:text-properties style:font-name="Liberation Serif" fo:font-size="22pt" officeooo:rsid="001a1db4" officeooo:paragraph-rsid="001a1db4" style:font-size-asian="19.25pt" style:font-size-complex="22pt"/>
    </style:style>
    <style:style style:name="P4" style:family="paragraph" style:parent-style-name="Preformatted_20_Text">
      <style:text-properties style:font-name="Liberation Serif" fo:font-size="12pt" officeooo:rsid="001a1db4" officeooo:paragraph-rsid="001a1db4" style:font-size-asian="10.5pt" style:font-size-complex="12pt"/>
    </style:style>
    <style:style style:name="P5" style:family="paragraph" style:parent-style-name="Preformatted_20_Text">
      <style:text-properties style:font-name="Liberation Serif" fo:font-size="15pt" fo:font-weight="bold" officeooo:rsid="001a1db4" officeooo:paragraph-rsid="001a1db4" style:font-size-asian="13.1000003814697pt" style:font-weight-asian="bold" style:font-size-complex="15pt" style:font-weight-complex="bold"/>
    </style:style>
    <style:style style:name="P6" style:family="paragraph" style:parent-style-name="Preformatted_20_Text">
      <style:text-properties style:font-name="Liberation Serif" fo:font-size="15pt" fo:font-weight="bold" officeooo:rsid="001a1db4" officeooo:paragraph-rsid="001bd4dc" style:font-size-asian="13.1000003814697pt" style:font-weight-asian="bold" style:font-size-complex="15pt" style:font-weight-complex="bold"/>
    </style:style>
    <style:style style:name="P7" style:family="paragraph" style:parent-style-name="Preformatted_20_Text">
      <style:text-properties style:font-name="Liberation Serif" fo:font-size="15pt" fo:font-weight="bold" officeooo:rsid="001bd4dc" officeooo:paragraph-rsid="001bd4dc" style:font-size-asian="13.1000003814697pt" style:font-weight-asian="bold" style:font-size-complex="15pt" style:font-weight-complex="bold"/>
    </style:style>
    <style:style style:name="P8" style:family="paragraph" style:parent-style-name="Preformatted_20_Text">
      <style:text-properties style:font-name="Liberation Serif" fo:font-size="13pt" fo:font-weight="normal" officeooo:rsid="001a1db4" officeooo:paragraph-rsid="001a1db4" style:font-size-asian="11.3500003814697pt" style:font-weight-asian="normal" style:font-size-complex="13pt" style:font-weight-complex="normal"/>
    </style:style>
    <style:style style:name="P9" style:family="paragraph" style:parent-style-name="Preformatted_20_Text">
      <style:text-properties style:font-name="Liberation Serif" fo:font-size="13pt" fo:font-weight="normal" officeooo:rsid="001bd4dc" officeooo:paragraph-rsid="001bd4dc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3pt" style:text-underline-style="none" fo:font-weight="normal" officeooo:rsid="001293de" officeooo:paragraph-rsid="001bd4dc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293de" officeooo:paragraph-rsid="001bd4dc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c6d51" officeooo:paragraph-rsid="001c6d51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fo:font-style="italic" style:text-underline-style="none" fo:font-weight="normal" officeooo:rsid="001c6d51" officeooo:paragraph-rsid="001c6d51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fo:font-style="italic" style:text-underline-style="none" fo:font-weight="normal" officeooo:rsid="001c6d51" officeooo:paragraph-rsid="001de590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text-properties fo:font-style="italic" officeooo:rsid="000f0987" officeooo:paragraph-rsid="001bd4dc" style:font-style-asian="italic" style:font-style-complex="italic"/>
    </style:style>
    <style:style style:name="P16" style:family="paragraph" style:parent-style-name="Standard">
      <style:text-properties fo:font-style="italic" officeooo:rsid="000f0987" officeooo:paragraph-rsid="001de590" style:font-style-asian="italic" style:font-style-complex="italic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5pt" style:text-underline-style="none" fo:font-weight="bold" officeooo:rsid="001bd4dc" officeooo:paragraph-rsid="001bd4dc" style:font-size-asian="15pt" style:font-weight-asian="bold" style:font-size-complex="15pt" style:font-weight-complex="bold"/>
    </style:style>
    <style:style style:name="P18" style:family="paragraph" style:parent-style-name="Preformatted_20_Text">
      <style:text-properties fo:font-size="12pt" style:text-underline-style="none" fo:font-weight="normal" officeooo:rsid="001c6d51" officeooo:paragraph-rsid="001c6d51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officeooo:rsid="000f0987" officeooo:paragraph-rsid="001bd4dc"/>
    </style:style>
    <style:style style:name="T1" style:family="text">
      <style:text-properties officeooo:rsid="001bd4dc"/>
    </style:style>
    <style:style style:name="T2" style:family="text">
      <style:text-properties style:font-name="Liberation Serif" fo:font-size="13pt" style:text-underline-style="solid" style:text-underline-width="auto" style:text-underline-color="font-color" fo:font-weight="normal" officeooo:rsid="001d6688" style:font-size-asian="13pt" style:font-weight-asian="normal" style:font-size-complex="13pt" style:font-weight-complex="normal"/>
    </style:style>
    <style:style style:name="T3" style:family="text">
      <style:text-properties style:font-name="Liberation Serif" fo:font-size="13pt" style:text-underline-style="solid" style:text-underline-width="auto" style:text-underline-color="font-color" fo:font-weight="normal" officeooo:rsid="001de590" style:font-size-asian="13pt" style:font-weight-asian="normal" style:font-size-complex="13pt" style:font-weight-complex="normal"/>
    </style:style>
    <style:style style:name="T4" style:family="text">
      <style:text-properties officeooo:rsid="001c6d51"/>
    </style:style>
    <style:style style:name="T5" style:family="text">
      <style:text-properties officeooo:rsid="001d6688"/>
    </style:style>
    <style:style style:name="T6" style:family="text">
      <style:text-properties officeooo:rsid="001de590"/>
    </style:style>
    <style:style style:name="T7" style:family="text">
      <style:text-properties style:text-underline-style="solid" style:text-underline-width="auto" style:text-underline-color="font-color" officeooo:rsid="001d66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RUCTURA DE DATOS 2016/2017</text:p>
      <text:p text:style-name="P3">Práctica 1</text:p>
      <text:p text:style-name="P4"/>
      <text:p text:style-name="P4">Andrés Salas Peña</text:p>
      <text:p text:style-name="P4">Rodrigo <text:span text:style-name="T4">Alonso De Pool Alcántara</text:span></text:p>
      <text:p text:style-name="P4"/>
      <text:p text:style-name="P4">Grupo 1202</text:p>
      <text:p text:style-name="P4"/>
      <text:p text:style-name="P4"/>
      <text:p text:style-name="P4"/>
      <text:p text:style-name="P4"/>
      <text:p text:style-name="P4"/>
      <text:p text:style-name="P5">1. Introducción</text:p>
      <text:p text:style-name="P8"/>
      <text:p text:style-name="P8">Esta práctica consiste en realizar un modelo Entidad-Relación a partir de unas condiciones dadas. <text:span text:style-name="T6">A</text:span> continuación, <text:span text:style-name="T6">se pide</text:span>discutir su optimización e introducir las correspondientes tablas del modelo optimizado en PGAdmin3. Por último, se <text:span text:style-name="T6">deben</text:span> realizar ciertas consultas SQL para comprobar el correcto funcionamiento del modelo <text:span text:style-name="T6">propuesto por el alumnado</text:span>.</text:p>
      <text:p text:style-name="P8"/>
      <text:p text:style-name="P5">2. Análisis de la base de datos</text:p>
      <text:p text:style-name="P18"/>
      <text:p text:style-name="P14"><text:span text:style-name="T7">Apartado B de la entrega</text:span><text:span text:style-name="T5">. </text:span>Breve informe en el que se analice el diseño, <text:span text:style-name="T5">sus posibles redundancias y los puntos en los que se podrían producir inconsistencias de datos. </text:span></text:p>
      <text:p text:style-name="P13"/>
      <text:p text:style-name="P12">La base de datos creada satisface todos los requisitos que exige la práctica y nos permite realizar correctamente todas las consultas propuestas también en la práctica.</text:p>
      <text:p text:style-name="P1"><text:span text:style-name="T4">Por otro lado, las posibles redundancias e inconsistencias de datos que encontramos son las siguientes</text:span>:</text:p>
      <text:list xml:id="list5333559093031535764" text:style-name="L1">
        <text:list-item>
          <text:p text:style-name="P10">Que el precio del descuento de una oferta no coincid<text:span text:style-name="T4">a</text:span> con el precio pagado en una venta con esa oferta. (Que no se haya contado la oferta).</text:p>
        </text:list-item>
        <text:list-item>
          <text:p text:style-name="P10">Que una venta no este relacionada a traves de Vendido con una Edicion. Esto puede ocurrir si se sube a la base de datos una Venta sin relacionarla a traves de vendido.</text:p>
        </text:list-item>
      </text:list>
      <text:p text:style-name="P11"/>
      <text:p text:style-name="P17">3. Informe sobre las consultas:</text:p>
      <text:p text:style-name="P19"/>
      <text:p text:style-name="P16"><text:span text:style-name="T2">Apartado </text:span><text:span text:style-name="T3">C</text:span><text:span text:style-name="T2"> de la entrega. </text:span><text:span text:style-name="T5">Breve</text:span> análisis de las consultas propuestas <text:span text:style-name="T5">de las que se deben describir las </text:span>relaciones y las entidades que <text:span text:style-name="T5">son necesarias</text:span> cruzar para contestar <text:span text:style-name="T1">la pregunta.</text:span></text:p>
      <text:p text:style-name="P15"/>
      <text:p text:style-name="P15"/>
      <text:p text:style-name="P6"><text:span text:style-name="T1">4</text:span>. <text:span text:style-name="T1">Conclusiones Finales</text:span></text:p>
      <text:p text:style-name="P7"/>
      <text:p text:style-name="P9">Esta práctica nos ha enseñado a enfrentarnos a la dificultad de crear un buen diagrama que funcione perfectamente para todas las condiciones dadas en el problema.</text:p>
      <text:p text:style-name="P9">Por otro lado, nos ha permitido aprender el manejo de PGAdmin3 para la creación de las tablas, el uso de las Foreign y las Primary Keys y también para meter datos a las tablas que habíamos creado.</text:p>
      <text:p text:style-name="P9">Por último, esta práctica nos ha enseñado a realizar consultas SQL permitiéndonos observar <text:soft-page-break/>las peculiaridades tipográficas de SQ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5T23:30:22.642028724</dc:date>
    <meta:editing-duration>PT13M3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19" meta:word-count="324" meta:character-count="1969" meta:non-whitespace-character-count="1665"/>
  </office:meta>
</office:document-meta>
</file>